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77aa" officeooo:paragraph-rsid="001e77aa"/>
    </style:style>
    <style:style style:name="P2" style:family="paragraph" style:parent-style-name="Standard">
      <style:text-properties officeooo:rsid="001ec77e" officeooo:paragraph-rsid="001ec77e"/>
    </style:style>
    <style:style style:name="P3" style:family="paragraph" style:parent-style-name="Standard">
      <style:text-properties officeooo:rsid="001ec77e" officeooo:paragraph-rsid="001ed863"/>
    </style:style>
    <style:style style:name="P4" style:family="paragraph" style:parent-style-name="Standard">
      <style:text-properties officeooo:rsid="001ec77e" officeooo:paragraph-rsid="0022e2b3"/>
    </style:style>
    <style:style style:name="P5" style:family="paragraph" style:parent-style-name="Standard">
      <style:text-properties officeooo:rsid="001ec77e" officeooo:paragraph-rsid="002357d3"/>
    </style:style>
    <style:style style:name="P6" style:family="paragraph" style:parent-style-name="Standard">
      <style:text-properties officeooo:rsid="001ec77e" officeooo:paragraph-rsid="0022272d"/>
    </style:style>
    <style:style style:name="P7" style:family="paragraph" style:parent-style-name="Standard">
      <style:text-properties fo:font-style="normal" fo:font-weight="bold" officeooo:rsid="001ec77e" officeooo:paragraph-rsid="001ec77e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1ec77e" officeooo:paragraph-rsid="001ec77e" style:font-weight-asian="bold" style:font-weight-complex="bold"/>
    </style:style>
    <style:style style:name="P9" style:family="paragraph" style:parent-style-name="Standard">
      <style:text-properties fo:font-weight="bold" officeooo:rsid="001ec77e" officeooo:paragraph-rsid="001ed863" style:font-weight-asian="bold" style:font-weight-complex="bold"/>
    </style:style>
    <style:style style:name="P10" style:family="paragraph" style:parent-style-name="Standard">
      <style:text-properties fo:font-weight="bold" officeooo:rsid="0022d134" officeooo:paragraph-rsid="0022d134" style:font-weight-asian="bold" style:font-weight-complex="bold"/>
    </style:style>
    <style:style style:name="P11" style:family="paragraph" style:parent-style-name="Standard">
      <style:text-properties officeooo:rsid="001ed863" officeooo:paragraph-rsid="001ed863"/>
    </style:style>
    <style:style style:name="P12" style:family="paragraph" style:parent-style-name="Standard">
      <style:text-properties officeooo:rsid="001ed863" officeooo:paragraph-rsid="002357d3"/>
    </style:style>
    <style:style style:name="P13" style:family="paragraph" style:parent-style-name="Standard">
      <style:text-properties officeooo:rsid="001f3109" officeooo:paragraph-rsid="001f3109"/>
    </style:style>
    <style:style style:name="P14" style:family="paragraph" style:parent-style-name="Standard">
      <style:text-properties officeooo:rsid="001f3109" officeooo:paragraph-rsid="0020501c"/>
    </style:style>
    <style:style style:name="P15" style:family="paragraph" style:parent-style-name="Standard">
      <style:text-properties officeooo:rsid="001f3109" officeooo:paragraph-rsid="0022d134"/>
    </style:style>
    <style:style style:name="P16" style:family="paragraph" style:parent-style-name="Standard">
      <style:text-properties officeooo:rsid="001f3109" officeooo:paragraph-rsid="00249672"/>
    </style:style>
    <style:style style:name="P17" style:family="paragraph" style:parent-style-name="Standard">
      <style:text-properties fo:color="#3fbe7e" officeooo:rsid="001f3109" officeooo:paragraph-rsid="001f3109"/>
    </style:style>
    <style:style style:name="P18" style:family="paragraph" style:parent-style-name="Standard">
      <style:text-properties fo:color="#3fbe7e" officeooo:rsid="001e77aa" officeooo:paragraph-rsid="001e77aa"/>
    </style:style>
    <style:style style:name="P19" style:family="paragraph" style:parent-style-name="Standard">
      <style:text-properties fo:color="#ff0000" officeooo:rsid="001f3109" officeooo:paragraph-rsid="001f3109"/>
    </style:style>
    <style:style style:name="P20" style:family="paragraph" style:parent-style-name="Standard">
      <style:text-properties officeooo:rsid="0020501c" officeooo:paragraph-rsid="0020501c"/>
    </style:style>
    <style:style style:name="P21" style:family="paragraph" style:parent-style-name="Standard">
      <style:text-properties officeooo:rsid="0022272d" officeooo:paragraph-rsid="0022272d"/>
    </style:style>
    <style:style style:name="P22" style:family="paragraph" style:parent-style-name="Standard">
      <style:text-properties officeooo:rsid="0022272d" officeooo:paragraph-rsid="0022d134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272d" officeooo:paragraph-rsid="0022272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ec77e" officeooo:paragraph-rsid="001ed863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2d134" officeooo:paragraph-rsid="0022d134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2e2b3" officeooo:paragraph-rsid="0022272d" style:font-weight-asian="bold" style:font-weight-complex="bold"/>
    </style:style>
    <style:style style:name="P27" style:family="paragraph" style:parent-style-name="Standard">
      <style:text-properties fo:color="#ffffff" officeooo:rsid="001f3109" officeooo:paragraph-rsid="001f3109" fo:background-color="#000040"/>
    </style:style>
    <style:style style:name="P28" style:family="paragraph" style:parent-style-name="Standard">
      <style:text-properties fo:color="#ffffff" officeooo:rsid="0020501c" officeooo:paragraph-rsid="0020501c" fo:background-color="#3f0040"/>
    </style:style>
    <style:style style:name="P29" style:family="paragraph" style:parent-style-name="Standard">
      <style:text-properties officeooo:rsid="0022e2b3" officeooo:paragraph-rsid="0022e2b3"/>
    </style:style>
    <style:style style:name="P30" style:family="paragraph" style:parent-style-name="Standard">
      <style:text-properties fo:language="en" fo:country="US" style:text-underline-style="solid" style:text-underline-width="auto" style:text-underline-color="font-color" fo:font-weight="bold" officeooo:rsid="0022272d" officeooo:paragraph-rsid="0022272d" style:font-weight-asian="bold" style:font-weight-complex="bold"/>
    </style:style>
    <style:style style:name="P31" style:family="paragraph" style:parent-style-name="Standard">
      <style:text-properties fo:language="en" fo:country="US" style:text-underline-style="solid" style:text-underline-width="auto" style:text-underline-color="font-color" fo:font-weight="bold" officeooo:rsid="001ec77e" officeooo:paragraph-rsid="001ed863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22d134" officeooo:paragraph-rsid="0022d134" style:font-weight-asian="bold" style:font-weight-complex="bold"/>
    </style:style>
    <style:style style:name="P33" style:family="paragraph" style:parent-style-name="Standard">
      <style:text-properties officeooo:rsid="00249672" officeooo:paragraph-rsid="001f3109"/>
    </style:style>
    <style:style style:name="P34" style:family="paragraph" style:parent-style-name="Standard">
      <style:text-properties officeooo:rsid="0022d134" officeooo:paragraph-rsid="00249672"/>
    </style:style>
    <style:style style:name="P35" style:family="paragraph" style:parent-style-name="Text_20_body">
      <style:text-properties officeooo:rsid="0022d134" officeooo:paragraph-rsid="0022d134"/>
    </style:style>
    <style:style style:name="P36" style:family="paragraph" style:parent-style-name="Text_20_body">
      <style:text-properties officeooo:paragraph-rsid="00260c7b"/>
    </style:style>
    <style:style style:name="P37" style:family="paragraph" style:parent-style-name="Text_20_body">
      <style:text-properties officeooo:paragraph-rsid="00239992"/>
    </style:style>
    <style:style style:name="P38" style:family="paragraph" style:parent-style-name="Text_20_body">
      <style:text-properties officeooo:rsid="001ec77e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1ed863" officeooo:paragraph-rsid="002357d3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language="en" fo:country="US" officeooo:rsid="001ed863" officeooo:paragraph-rsid="002357d3"/>
    </style:style>
    <style:style style:name="P41" style:family="paragraph" style:parent-style-name="Standard">
      <style:text-properties officeooo:rsid="001ed863" officeooo:paragraph-rsid="001ed863"/>
    </style:style>
    <style:style style:name="P42" style:family="paragraph" style:parent-style-name="Standard">
      <style:text-properties officeooo:rsid="002811e5" officeooo:paragraph-rsid="00301742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2811e5" officeooo:paragraph-rsid="00301742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29c2c0" officeooo:paragraph-rsid="00315788" style:font-weight-asian="bold" style:font-weight-complex="bold"/>
    </style:style>
    <style:style style:name="P45" style:family="paragraph" style:parent-style-name="Standard">
      <style:text-properties fo:font-weight="bold" officeooo:rsid="002811e5" officeooo:paragraph-rsid="00301742" style:font-weight-asian="bold" style:font-weight-complex="bold"/>
    </style:style>
    <style:style style:name="P46" style:family="paragraph" style:parent-style-name="Standard">
      <style:text-properties fo:font-weight="bold" officeooo:rsid="0029c2c0" officeooo:paragraph-rsid="00315788" style:font-weight-asian="bold" style:font-weight-complex="bold"/>
    </style:style>
    <style:style style:name="P47" style:family="paragraph" style:parent-style-name="Standard">
      <style:text-properties fo:font-style="normal" style:text-underline-style="solid" style:text-underline-width="auto" style:text-underline-color="font-color" fo:font-weight="bold" officeooo:rsid="002811e5" officeooo:paragraph-rsid="00301742" style:font-style-asian="normal" style:font-weight-asian="bold" style:font-style-complex="normal" style:font-weight-complex="bold"/>
    </style:style>
    <style:style style:name="P48" style:family="paragraph" style:parent-style-name="Standard">
      <style:text-properties officeooo:rsid="0029c2c0" officeooo:paragraph-rsid="00315788"/>
    </style:style>
    <style:style style:name="P49" style:family="paragraph" style:parent-style-name="Text_20_body" style:list-style-name="L1">
      <style:text-properties officeooo:paragraph-rsid="00260c7b"/>
    </style:style>
    <style:style style:name="P50" style:family="paragraph" style:parent-style-name="Text_20_body" style:list-style-name="L2">
      <style:text-properties officeooo:paragraph-rsid="00239992"/>
    </style:style>
    <style:style style:name="P51" style:family="paragraph" style:parent-style-name="Text_20_body" style:list-style-name="L3">
      <style:text-properties officeooo:paragraph-rsid="00239992"/>
    </style:style>
    <style:style style:name="P52" style:family="paragraph" style:parent-style-name="Text_20_body" style:list-style-name="L3">
      <style:text-properties officeooo:paragraph-rsid="00301742"/>
    </style:style>
    <style:style style:name="P53" style:family="paragraph" style:parent-style-name="Text_20_body" style:list-style-name="L3">
      <style:text-properties officeooo:paragraph-rsid="00319d88"/>
    </style:style>
    <style:style style:name="P54" style:family="paragraph" style:parent-style-name="Heading_20_2">
      <style:text-properties officeooo:paragraph-rsid="00260c7b"/>
    </style:style>
    <style:style style:name="P55" style:family="paragraph" style:parent-style-name="Heading_20_2">
      <style:text-properties officeooo:paragraph-rsid="00239992"/>
    </style:style>
    <style:style style:name="P56" style:family="paragraph" style:parent-style-name="Heading_20_2">
      <style:text-properties officeooo:rsid="0022d134"/>
    </style:style>
    <style:style style:name="P57" style:family="paragraph" style:parent-style-name="Heading_20_2">
      <style:text-properties officeooo:rsid="002811e5" officeooo:paragraph-rsid="00315788"/>
    </style:style>
    <style:style style:name="P58" style:family="paragraph" style:parent-style-name="Heading_20_1">
      <style:text-properties officeooo:paragraph-rsid="00260c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7aa" style:font-weight-asian="bold" style:font-weight-complex="bold"/>
    </style:style>
    <style:style style:name="T3" style:family="text">
      <style:text-properties fo:font-weight="bold" officeooo:rsid="002a6f93" style:font-weight-asian="bold" style:font-weight-complex="bold"/>
    </style:style>
    <style:style style:name="T4" style:family="text">
      <style:text-properties officeooo:rsid="001ed863"/>
    </style:style>
    <style:style style:name="T5" style:family="text">
      <style:text-properties officeooo:rsid="0020501c"/>
    </style:style>
    <style:style style:name="T6" style:family="text">
      <style:text-properties officeooo:rsid="0022272d"/>
    </style:style>
    <style:style style:name="T7" style:family="text">
      <style:text-properties officeooo:rsid="0022d134"/>
    </style:style>
    <style:style style:name="T8" style:family="text">
      <style:text-properties officeooo:rsid="0022e2b3"/>
    </style:style>
    <style:style style:name="T9" style:family="text">
      <style:text-properties officeooo:rsid="00239992"/>
    </style:style>
    <style:style style:name="T10" style:family="text">
      <style:text-properties officeooo:rsid="00249672"/>
    </style:style>
    <style:style style:name="T11" style:family="text">
      <style:text-properties style:use-window-font-color="true" fo:background-color="#000000" loext:char-shading-value="0"/>
    </style:style>
    <style:style style:name="T12" style:family="text">
      <style:text-properties style:use-window-font-color="true" officeooo:rsid="0020501c" fo:background-color="#000000" loext:char-shading-value="0"/>
    </style:style>
    <style:style style:name="T13" style:family="text">
      <style:text-properties style:use-window-font-color="true" officeooo:rsid="00249672" fo:background-color="#000000" loext:char-shading-value="0"/>
    </style:style>
    <style:style style:name="T14" style:family="text">
      <style:text-properties officeooo:rsid="00260c7b"/>
    </style:style>
    <style:style style:name="T15" style:family="text">
      <style:text-properties officeooo:rsid="001e77aa"/>
    </style:style>
    <style:style style:name="T16" style:family="text">
      <style:text-properties officeooo:rsid="00263c65"/>
    </style:style>
    <style:style style:name="T17" style:family="text">
      <style:text-properties officeooo:rsid="00269395"/>
    </style:style>
    <style:style style:name="T18" style:family="text">
      <style:text-properties officeooo:rsid="00292805"/>
    </style:style>
    <style:style style:name="T19" style:family="text">
      <style:text-properties officeooo:rsid="002bdbc5"/>
    </style:style>
    <style:style style:name="T20" style:family="text">
      <style:text-properties officeooo:rsid="002cbbe9"/>
    </style:style>
    <style:style style:name="T21" style:family="text">
      <style:text-properties officeooo:rsid="00301742"/>
    </style:style>
    <style:style style:name="T22" style:family="text">
      <style:text-properties officeooo:rsid="00315788"/>
    </style:style>
    <style:style style:name="T23" style:family="text">
      <style:text-properties officeooo:rsid="00319d88"/>
    </style:style>
    <style:style style:name="T24" style:family="text">
      <style:text-properties officeooo:rsid="0031cc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HOLOSTORAGE universal data storage layer for holochain applications</text:h>
      <text:h text:style-name="P54" text:outline-level="2">1. Overview</text:h>
      <text:p text:style-name="P36"><text:line-break/>The holochain P2P system is bound to a distributed data storage chain (DHT) application. If anything changes in the application code, it will "disconnect" from the previously used DHT data storage chain and continue to work with a new (empty) data repository. This is safe from the point of view of security. However, in a system already installed, the program development and bug fixes are made very difficult, since any changes will <text:span text:style-name="T18">cose</text:span> the data stored so far <text:span text:style-name="T18">be lost</text:span>.<text:line-break/><text:line-break/>It is therefore advisable to split the applications into two parts:<text:line-break/></text:p>
      <text:list xml:id="list3769612998" text:style-name="L1">
        <text:list-item>
          <text:p text:style-name="P49">Low level data storage layer (hereinafter referred to as HOLOSTORAGE)</text:p>
        </text:list-item>
        <text:list-item>
          <text:p text:style-name="P49">High-level Data Model - <text:span text:style-name="T22">Viewer</text:span> – Business <text:span text:style-name="T22">Controller</text:span> Logic (hereinafter referred to as MVC)</text:p>
          <text:p text:style-name="P49"><text:span text:style-name="T15"><text:line-break/>Both layers are a holochain DNA application.<text:line-break/><text:line-break/></text:span><text:span text:style-name="T2">The HOLOSTORAGE layer can only be put into operation after thorough planning, programming and testing. This code can no longer be modified (or </text:span><text:span text:style-name="T3">branched</text:span><text:span text:style-name="T2"> by </text:span><text:span text:style-name="T3">a</text:span><text:span text:style-name="T2"> disconnection from the data chain).</text:span><text:span text:style-name="T15"> The high level MVC layer reaches the HOLOSTORAGE layer through the "holochain bridge". The modification of the MVC layer does not result in the DHT chain being interrupted.<text:line-break/><text:line-break/>In the HOLOSTORAGE layer, stored in an administrator-managed data table, the "valid" MVC layer "DNA.Hash" codes, HOLOSTORAGE serves only requests from the "DNA.Hash" MVC layers listed here. This prevents some nodes from using older obsolete MVC variants.<text:line-break/><text:line-break/>Since holochain nodes allow system owners to access the DHT data stored there, it is advisable to store the data encrypted to prevent unauthorized access.</text:span></text:p>
        </text:list-item>
      </text:list>
      <text:h text:style-name="P55" text:outline-level="2"><text:bookmark text:name="result_box1"/>2. HOLOSTORAGE properties<text:line-break/></text:h>
      <text:list xml:id="list2920335778" text:style-name="L2">
        <text:list-item>
          <text:p text:style-name="P50">holochain bridge routines,</text:p>
        </text:list-item>
        <text:list-item>
          <text:p text:style-name="P50">calling holochain DNA.Hash check (administrator-accessible list page),</text:p>
        </text:list-item>
        <text:list-item>
          <text:p text:style-name="P50">HOLOSTORAGE is an encrypted data storage based on "App.Key.Hash"</text:p>
        </text:list-item>
      </text:list>
      <text:p text:style-name="P37"><text:soft-page-break/><text:line-break/></text:p>
      <text:h text:style-name="Heading_20_2" text:outline-level="2">3. HOLOSTORAGE functions</text:h>
      <text:list xml:id="list3162273450" text:style-name="L3">
        <text:list-item>
          <text:p text:style-name="P51">record writing with auto ID training,</text:p>
        </text:list-item>
        <text:list-item>
          <text:p text:style-name="P51"><text:span text:style-name="T9">record reading by</text:span> ID,</text:p>
        </text:list-item>
        <text:list-item>
          <text:p text:style-name="P51">record deletion <text:span text:style-name="T9">by </text:span>ID,</text:p>
        </text:list-item>
        <text:list-item>
          <text:p text:style-name="P51">record modification <text:span text:style-name="T9">by ID</text:span>,</text:p>
        </text:list-item>
        <text:list-item>
          <text:p text:style-name="P51">retrieve a set of records based on a query in SQL-like syntax</text:p>
        </text:list-item>
        <text:list-item>
          <text:p text:style-name="P52">administrator functions (can be used with administrator password)</text:p>
        </text:list-item>
        <text:list-item>
          <text:p text:style-name="P52"><text:span text:style-name="T21">user registration</text:span></text:p>
        </text:list-item>
        <text:list-item>
          <text:p text:style-name="P53"><text:span text:style-name="T21">user login</text:span></text:p>
        </text:list-item>
        <text:list-item>
          <text:p text:style-name="P53"><text:span text:style-name="T23">record reading by Key</text:span><text:line-break/></text:p>
          <text:p text:style-name="P51"/>
        </text:list-item>
      </text:list>
      <text:h text:style-name="Heading_20_2" text:outline-level="2">4. Syntax and semantics of call functions</text:h>
      <text:p text:style-name="P37"/>
      <text:p text:style-name="P37">Each function looks like an object as an input parameter and returns an object as an output.<text:line-break/>Properties of the "record" object are only string, number, boolean, array variables. <text:span text:style-name="T9">F</text:span>unction, object type property is not allowed here. It is a compulsory element for every "record"<text:line-break/>"Id" - record unique identifier number (generated automatically when applied) and a<text:line-break/>"RecType" type of record.<text:line-break/></text:p>
      <text:p text:style-name="P37"><text:line-break/>The following mark<text:span text:style-name="T19">ing</text:span> is used below:<text:line-break/><text:line-break/>expected object as input -&gt; return object</text:p>
      <text:p text:style-name="P38"/>
      <text:p text:style-name="P30"><text:bookmark text:name="result_box2"/>4.1 Storage of a new record, automatic "id" <text:span text:style-name="T16">generation</text:span>.</text:p>
      <text:p text:style-name="P23"/>
      <text:p text:style-name="P21"/>
      <text:p text:style-name="P7"><text:span text:style-name="T5">a</text:span>ddRecord </text:p>
      <text:p text:style-name="P2"><text:tab/>record --&gt; {status:”OK|errorMsg”, newId:number,key:”…<text:span text:style-name="T24">.”</text:span>}</text:p>
      <text:p text:style-name="P2"/>
      <text:p text:style-name="P23"/>
      <text:p text:style-name="P30"><text:bookmark text:name="result_box3"/>4.2 Modifying an existing record</text:p>
      <text:p text:style-name="P6"/>
      <text:p text:style-name="P8">updateRecord</text:p>
      <text:p text:style-name="P2"><text:soft-page-break/><text:tab/>record --&gt; {status:”OK|errorMsg”}</text:p>
      <text:p text:style-name="P2"/>
      <text:p text:style-name="P2"/>
      <text:p text:style-name="P2"/>
      <text:p text:style-name="P26">4.3 Deleting an existing record</text:p>
      <text:p text:style-name="P2"/>
      <text:p text:style-name="P9">deleteRecord<text:tab/></text:p>
      <text:p text:style-name="P3"><text:tab/>record --&gt; {status:”<text:span text:style-name="T4">OK|errorMsg”</text:span>}</text:p>
      <text:p text:style-name="P3"/>
      <text:p text:style-name="P31"><text:bookmark text:name="result_box4"/>4.4 Access an existing record based on "id"</text:p>
      <text:p text:style-name="P3"/>
      <text:p text:style-name="P9">getRecord </text:p>
      <text:p text:style-name="P3"><text:tab/><text:span text:style-name="T4">{</text:span>recType:”...”,id:<text:span text:style-name="T4">number</text:span>} --&gt; {status:”<text:span text:style-name="T4">OK|errorMsg”</text:span>, record:{…<text:span text:style-name="T4">}</text:span>}</text:p>
      <text:p text:style-name="P3"/>
      <text:p text:style-name="P31"><text:bookmark text:name="result_box5"/>4.5 Accessing a record set using a filter criterion, in a specified order, using a limit and starting sequence number for a query (slightly) similar to SQL query syntax</text:p>
      <text:p text:style-name="P24"/>
      <text:p text:style-name="P3"><text:span text:style-name="T1">query</text:span><text:tab/></text:p>
      <text:p text:style-name="P3"><text:tab/>{select:<text:span text:style-name="T4">[”fieldName”,”fieldName”, ...]</text:span>,</text:p>
      <text:p text:style-name="P3"><text:tab/> <text:s/>from:”<text:span text:style-name="T4">recType”</text:span>,</text:p>
      <text:p text:style-name="P3"><text:tab/> <text:s/>where:”……..”,</text:p>
      <text:p text:style-name="P3"><text:tab/> <text:s/>order:<text:span text:style-name="T4">[”fieldName|none”,”ASC|DESC”]</text:span>,</text:p>
      <text:p text:style-name="P3"><text:tab/> <text:s/>limit:<text:span text:style-name="T4">[number, number]</text:span></text:p>
      <text:p text:style-name="P5"><text:tab/>} --&gt; </text:p>
      <text:p text:style-name="P5"><text:span text:style-name="T4"><text:tab/>{</text:span>status:”<text:span text:style-name="T4">OK|errorMsg”</text:span>, </text:p>
      <text:p text:style-name="P3"><text:tab/> <text:s/>total:<text:span text:style-name="T4">number</text:span>, </text:p>
      <text:p text:style-name="P3"><text:tab/> <text:s/>records:<text:span text:style-name="T4">[[value, value, ...], ...]</text:span></text:p>
      <text:p text:style-name="P3"><text:tab/>}</text:p>
      <text:p text:style-name="P3"/>
      <text:p text:style-name="P40"><text:bookmark text:name="result_box6"/>the record set from "select" + "from" + "where" + "order"<text:line-break/>"Limit [0]" returns the "limit [1]" record.<text:line-break/>See the syntax for the character expression containing <text:span text:style-name="T19">the </text:span>where condition.<text:line-break/>For the limit report (see myssql limitstart and limit operation).<text:line-break/>The total returned value was received without taking into account "limit [0] and limit [1]<text:line-break/>number of records.</text:p>
      <text:p text:style-name="P39"/>
      <text:p text:style-name="P12"/>
      <text:p text:style-name="P25"/>
      <text:p text:style-name="P32"><text:bookmark text:name="result_box7"/>4.6 Config record query, modification</text:p>
      <text:p text:style-name="P10"/>
      <text:p text:style-name="P4"><text:span text:style-name="T1">admin</text:span><text:tab/></text:p>
      <text:p text:style-name="P4"><text:tab/>{action:”<text:span text:style-name="T4">set|get</text:span>”, psw:”….”, config:<text:span text:style-name="T4">{configRecord}</text:span>} →</text:p>
      <text:p text:style-name="P4"><text:tab/><text:tab/> (status:”<text:span text:style-name="T4">OK|errorMsg</text:span>”,config:<text:span text:style-name="T4">{configRecord}</text:span>} <text:s/></text:p>
      <text:p text:style-name="P3"/>
      <text:p text:style-name="P11"><text:tab/>configRecord:</text:p>
      <text:p text:style-name="P11"/>
      <text:p text:style-name="P11"><text:tab/>{"id":1, "enabled":[dnaHash, dnaHash, ...], "psw":"…"}</text:p>
      <text:p text:style-name="P11"/>
      <text:p text:style-name="P43">4.7 User regi<text:span text:style-name="T21">stration</text:span></text:p>
      <text:p text:style-name="P42"/>
      <text:p text:style-name="P45">regist</text:p>
      <text:p text:style-name="P42"><text:tab/>{”nick”:”...”,”psw”:”...”} <text:s/>→ {”satus”:”OK|errorMsg”,”id”:<text:span text:style-name="T21">number</text:span>,”key”:”...”}</text:p>
      <text:p text:style-name="P42"><text:soft-page-break/></text:p>
      <text:p text:style-name="P47">4.8 User <text:span text:style-name="T21">login</text:span></text:p>
      <text:p text:style-name="P42"/>
      <text:p text:style-name="P45">login</text:p>
      <text:p text:style-name="P42"><text:tab/>{”nick”:”...”,”psw”:”...”} <text:s/>→ {”satus”:”OK|errorMsg”,”id”:<text:span text:style-name="T21">number</text:span>,”key”:”...”}</text:p>
      <text:p text:style-name="P44"/>
      <text:p text:style-name="P44">4.9 Rekord <text:span text:style-name="T22">read by </text:span><text:s/>key</text:p>
      <text:p text:style-name="P48"/>
      <text:p text:style-name="P46">getRecordByKey</text:p>
      <text:p text:style-name="P48"><text:tab/>{”key”:”….”} → {”status”:”OK|errorMsg”,”record”:{...}}</text:p>
      <text:h text:style-name="P57" text:outline-level="2"/>
      <text:p text:style-name="P42"/>
      <text:p text:style-name="P11"/>
      <text:h text:style-name="Heading_20_2" text:outline-level="2"><text:bookmark text:name="result_box8"/>5. The WHERE condition syntax for query <text:span text:style-name="T17">calls</text:span></text:h>
      <text:p text:style-name="P13"/>
      <text:p text:style-name="P13">EBNF s<text:span text:style-name="T10">yntax definition</text:span>:</text:p>
      <text:p text:style-name="P13"/>
      <text:p text:style-name="P13"/>
      <text:p text:style-name="P13"><text:s text:c="3"/>(<text:span text:style-name="T10">see</text:span> https://hu.wikipedia.org/wiki/Backus%E2%80%93Naur-forma)</text:p>
      <text:p text:style-name="P13"><text:s/></text:p>
      <text:p text:style-name="P14">&lt;expression&gt; ::= &lt;relation&gt; | <text:s/>NOT (expression) | <text:span text:style-name="T5">&lt;expressions&gt;</text:span></text:p>
      <text:p text:style-name="P14"><text:span text:style-name="T5">&lt;expressions&gt; ::=</text:span> (&lt;expression&gt;) [&lt;operator&gt; (&lt;expression&gt;)]+</text:p>
      <text:p text:style-name="P13"><text:s/>&lt;relation&gt; ::= &lt;fieldName&gt; &lt;rel&gt; &lt;value&gt; | <text:s/>REGEXP(fieldName, <text:span text:style-name="T8">&lt;</text:span>patern<text:span text:style-name="T8">&gt;</text:span>)</text:p>
      <text:p text:style-name="P13"><text:s/>&lt;rel&gt; ::= <text:s text:c="2"/>&lt; | &lt;= | = | &lt;&gt; | &gt;= | &gt;</text:p>
      <text:p text:style-name="P13"><text:s/>&lt;value&gt; ::= &lt;number&gt; | &lt;string&gt; | true | false | &lt;fieldName&gt;</text:p>
      <text:p text:style-name="P29"><text:s/>&lt;patern&gt; ::= ”<text:span text:style-name="T20">string containing a regular expression</text:span>”</text:p>
      <text:p text:style-name="P13"><text:s/>&lt;operator&gt; ::= AND | OR</text:p>
      <text:p text:style-name="P13"><text:s/>&lt;number&gt; ::= [-][&lt;numChar&gt;]+[.[&lt;numChar&gt;]+]</text:p>
      <text:p text:style-name="P13"><text:s/>&lt;string&gt; ::= "[&lt;utf8Chars&gt;]+"</text:p>
      <text:p text:style-name="P13"><text:s text:c="4"/><text:tab/> <text:span text:style-name="T10">can in</text:span> "c" s<text:span text:style-name="T10">tyle <text:s/>spec.chars</text:span>: <text:s/>\" <text:s/>\n <text:s/>\r <text:s/>\t</text:p>
      <text:p text:style-name="P13"><text:s/>&lt;fieldName&gt; ::= &lt;alfabetChar&gt;&lt;alfanumChar&gt;+</text:p>
      <text:p text:style-name="P13"><text:tab/> fieldName <text:span text:style-name="T10">is a property of record</text:span></text:p>
      <text:p text:style-name="P13"><text:s/><text:tab/> <text:span text:style-name="T10">not enabled </text:span>fieldNames: <text:s/>'AND' 'OR' 'REGEXP' 'true' <text:s/>'false'</text:p>
      <text:p text:style-name="P13"><text:s/>&lt;numChar&gt; ::= 0|1|2|3|4|5|6|7|8|9</text:p>
      <text:p text:style-name="P13"><text:s/>&lt;alfabetChar&gt; ::= a|b|c|d.....|z|A|B|C|D...|Z|_</text:p>
      <text:p text:style-name="P13"><text:s/>&lt;alfanumChar&gt; ::= &lt;alfabetChar&gt;|&lt;numChar&gt;</text:p>
      <text:p text:style-name="P13"/>
      <text:p text:style-name="P33">examples <text:span text:style-name="T17">for </text:span>correct expressions:</text:p>
      <text:p text:style-name="P1"/>
      <text:p text:style-name="P17">field1 = „<text:span text:style-name="T20">anything</text:span>”</text:p>
      <text:p text:style-name="P17"/>
      <text:p text:style-name="P17">(field1 = field3) AND (field2 &gt; 25)</text:p>
      <text:p text:style-name="P17"/>
      <text:p text:style-name="P17">NOT ((field1 = „<text:span text:style-name="T20">anything</text:span>”) AND (field2 &gt; 25))</text:p>
      <text:p text:style-name="P17"/>
      <text:p text:style-name="P17">(field2 &lt;&gt; 44) OR (REGEXP(field2,”.<text:span text:style-name="T8">alam</text:span>.”))</text:p>
      <text:p text:style-name="P18"/>
      <text:p text:style-name="P33">examples <text:span text:style-name="T17">for </text:span>incorrect expressions:</text:p>
      <text:p text:style-name="P13"/>
      <text:p text:style-name="P19"><text:soft-page-break/>field1 &lt;&gt; <text:span text:style-name="T20">anything</text:span> &lt; 10</text:p>
      <text:p text:style-name="P19"/>
      <text:p text:style-name="P19">field1 &gt; 22 AND field3 &gt; 4</text:p>
      <text:p text:style-name="P19"/>
      <text:p text:style-name="P19">REGEXP(field1,”abc”) OR field4 &gt; field1</text:p>
      <text:p text:style-name="P13"/>
      <text:h text:style-name="P56" text:outline-level="2">6. Installation and use</text:h>
      <text:p text:style-name="P1"/>
      <text:h text:style-name="Heading_20_3" text:outline-level="3"><text:span text:style-name="T7">6.1 Install HOLOSTORAGE in</text:span> <text:span text:style-name="T10">a </text:span>holochain <text:span text:style-name="T10">node</text:span>:</text:h>
      <text:p text:style-name="P13"/>
      <text:p text:style-name="P27"><text:span text:style-name="T5">$ </text:span>cd &lt;holochain appli<text:span text:style-name="T10">cations root&gt; <text:s text:c="56"/></text:span></text:p>
      <text:p text:style-name="P13"><text:span text:style-name="T12">$ </text:span><text:span text:style-name="T11">git clone </text:span><text:span text:style-name="T13">http://github.com/utopszkij/holostorage</text:span></text:p>
      <text:p text:style-name="P27"><text:span text:style-name="T5">$ </text:span>hcadmin join &lt;holochain appli<text:span text:style-name="T10">cations root</text:span>&gt;/holostorage holostorage</text:p>
      <text:p text:style-name="P27"/>
      <text:h text:style-name="Heading_20_3" text:outline-level="3"><text:span text:style-name="T7">6.2 Use in caller</text:span> MVC <text:span text:style-name="T10">layer</text:span>: </text:h>
      <text:p text:style-name="P35"><text:span text:style-name="T10">Create holochain bridge</text:span>:</text:p>
      <text:p text:style-name="P28">$ hcadmin bridge &lt;<text:span text:style-name="T6">MVC chain name</text:span>&gt; holostorage &lt;<text:span text:style-name="T10">caller</text:span> zome<text:span text:style-name="T8">&gt; <text:s text:c="29"/></text:span></text:p>
      <text:p text:style-name="P20"/>
      <text:p text:style-name="P21"><text:span text:style-name="T10">call format in </text:span><text:s/>DNA javascript <text:span text:style-name="T10">code</text:span>:</text:p>
      <text:p text:style-name="P21"/>
      <text:p text:style-name="P21">param = {………..};</text:p>
      <text:p text:style-name="P21">result = bridge(&lt;holostorage app.DNA.Hash&gt;, ”storage”,”functionName”, param);</text:p>
      <text:p text:style-name="P21"/>
      <text:p text:style-name="P22"><text:tab/><text:span text:style-name="T10">The </text:span>&lt;holostorage app.DNA.Hash&gt; <text:span text:style-name="T10">value is <text:s/>display the</text:span></text:p>
      <text:p text:style-name="P22"/>
      <text:p text:style-name="P15"><text:span text:style-name="T5"><text:tab/>$ </text:span>hcadmin join &lt;holochain appli<text:span text:style-name="T14">cations root</text:span>&gt;/holostorage holostorage</text:p>
      <text:p text:style-name="P16"><text:tab/></text:p>
      <text:p text:style-name="P34"><text:tab/>command.</text:p>
      <text:p text:style-name="P34">.</text:p>
      <text:p text:style-name="P15"><text:tab/><text:span text:style-name="T10">Or <text:s/>get it by „getBridges” API function.</text:span></text:p>
      <text:p text:style-name="P15"/>
      <text:p text:style-name="P15"><text:tab/></text:p>
      <text:p text:style-name="P15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08:23:55.040344648</meta:creation-date>
    <meta:generator>LibreOffice/5.3.0.3$Linux_X86_64 LibreOffice_project/7074905676c47b82bbcfbea1aeefc84afe1c50e1</meta:generator>
    <dc:date>2018-07-21T08:46:46.836306591</dc:date>
    <meta:editing-duration>PT1H12M11S</meta:editing-duration>
    <meta:editing-cycles>13</meta:editing-cycles>
    <meta:document-statistic meta:table-count="0" meta:image-count="0" meta:object-count="0" meta:page-count="5" meta:paragraph-count="112" meta:word-count="855" meta:character-count="6193" meta:non-whitespace-character-count="5270"/>
  </office:meta>
</office:document-meta>
</file>